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loext:graphic-properties draw:fill="none"/>
      <style:paragraph-properties fo:margin-left="-0.101cm" fo:margin-right="0cm" fo:margin-top="0.847cm" fo:margin-bottom="0cm" style:contextual-spacing="false" fo:line-height="115%" fo:text-align="start" style:justify-single-word="false" fo:keep-together="always" fo:orphans="2" fo:widows="2" fo:text-indent="-0.101cm" style:auto-text-indent="false" style:page-number="auto" fo:background-color="transparent" fo:keep-with-next="always" style:writing-mode="lr-tb"/>
    </style:style>
    <style:style style:name="T1" style:family="text">
      <style:text-properties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gma Beginner Lesson</text:h>
      <text:h text:style-name="Heading_20_2" text:outline-level="2">Welcome</text:h>
      <text:p text:style-name="Standard"><text:span text:style-name="T1">This session will introduce you to Figma’s User Interface (UI), tools, and basic concepts to get started.</text:span></text:p>
      <text:h text:style-name="Heading_20_2" text:outline-level="2">1. Understanding Figma’s User Interface</text:h>
      <text:p text:style-name="Standard"><text:span text:style-name="T1">Learn the five main areas of the interface: Toolbar, Canvas, Layers Panel, Properties Panel, and File Explorer.</text:span></text:p>
      <text:h text:style-name="Heading_20_2" text:outline-level="2">2. Creating Frames and Shapes</text:h>
      <text:p text:style-name="Standard"><text:span text:style-name="T1">Understand the difference between frames and shapes. Use frames for layout and hierarchy, and shapes for visual elements.</text:span></text:p>
      <text:h text:style-name="Heading_20_2" text:outline-level="2">3. Accessing and Using Plugins</text:h>
      <text:p text:style-name="Standard"><text:span text:style-name="T1">Find and install plugins from the Community to boost productivity.</text:span></text:p>
      <text:h text:style-name="Heading_20_2" text:outline-level="2">4. Creating a Simple Wireframe</text:h>
      <text:p text:style-name="Standard"><text:span text:style-name="T1">Structure layouts using frames, keep wireframes grayscale, and use text and alignment tools for clarity.</text:span></text:p>
      <text:h text:style-name="Heading_20_2" text:outline-level="2">5. Figma Community</text:h>
      <text:p text:style-name="Standard"><text:span text:style-name="T1">Explore design files, plugins, and templates from other users. Share and follow others for inspiration.</text:span></text:p>
      <text:h text:style-name="Heading_20_2" text:outline-level="2">6. FigJam</text:h>
      <text:p text:style-name="Standard"><text:span text:style-name="T1">Use FigJam for brainstorming with sticky notes, drawings, and templates.</text:span></text:p>
      <text:h text:style-name="Heading_20_2" text:outline-level="2">7. Useful Shortcuts</text:h>
      <text:p text:style-name="Standard"><text:span text:style-name="T1">V – Select tool</text:span></text:p>
      <text:p text:style-name="Standard"><text:span text:style-name="T1">F – Frame tool</text:span></text:p>
      <text:p text:style-name="Standard"><text:span text:style-name="T1">Ctrl+N – New file</text:span></text:p>
      <text:p text:style-name="Standard"><text:span text:style-name="T1">Ctrl+S – Save</text:span></text:p>
      <text:p text:style-name="Standard"><text:span text:style-name="T1">Ctrl+Z – Undo</text:span></text:p>
      <text:p text:style-name="Standard"><text:span text:style-name="T1">R – Rectangle</text:span></text:p>
      <text:p text:style-name="Standard"><text:span text:style-name="T1">T – Text</text:span></text:p>
      <text:p text:style-name="Standard"><text:span text:style-name="T1">Ctrl+D – Duplicate</text:span></text:p>
      <text:p text:style-name="Standard"><text:span text:style-name="T1">Alt+Drag – Duplicate by dragg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11cm" fo:margin-right="1.8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5-07T10:28:17.897000000</dc:date>
    <meta:editing-duration>PT1M18S</meta:editing-duration>
    <meta:generator>LibreOffice/7.0.5.2$Windows_X86_64 LibreOffice_project/64390860c6cd0aca4beafafcfd84613dd9dfb63a</meta:generator>
    <meta:document-statistic meta:table-count="0" meta:image-count="0" meta:object-count="0" meta:page-count="1" meta:paragraph-count="25" meta:word-count="157" meta:character-count="1027" meta:non-whitespace-character-count="886"/>
    <meta:user-defined meta:name="AppVersion">14.0000</meta:user-defined>
    <meta:template xlink:type="simple" xlink:actuate="onRequest" xlink:title="Normal.dotm" xlink:href=""/>
  </office:meta>
</office:document-meta>
</file>